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a9681"/>
    </style:style>
    <style:style style:name="P2" style:family="paragraph" style:parent-style-name="Text_20_body">
      <style:text-properties officeooo:rsid="00229111" officeooo:paragraph-rsid="001a9681"/>
    </style:style>
    <style:style style:name="P3" style:family="paragraph" style:parent-style-name="Title">
      <style:text-properties officeooo:rsid="00229111" officeooo:paragraph-rsid="001a9681"/>
    </style:style>
    <style:style style:name="P4" style:family="paragraph" style:parent-style-name="Text_20_body">
      <style:text-properties fo:font-size="20pt" officeooo:rsid="001fdca2" officeooo:paragraph-rsid="001a9681" style:font-size-asian="20pt" style:font-size-complex="20pt"/>
    </style:style>
    <style:style style:name="P5" style:family="paragraph" style:parent-style-name="Text_20_body">
      <style:text-properties fo:font-size="20pt" officeooo:rsid="001fdca2" officeooo:paragraph-rsid="0022eaa7" style:font-size-asian="20pt" style:font-size-complex="20pt"/>
    </style:style>
    <style:style style:name="P6" style:family="paragraph" style:parent-style-name="Text_20_body">
      <style:text-properties fo:font-size="20pt" officeooo:rsid="001fdca2" style:font-size-asian="20pt" style:font-size-complex="20pt"/>
    </style:style>
    <style:style style:name="P7" style:family="paragraph" style:parent-style-name="Text_20_body">
      <style:text-properties fo:font-size="20pt" officeooo:rsid="001fdca2" officeooo:paragraph-rsid="00230bfc" style:font-size-asian="20pt" style:font-size-complex="20pt"/>
    </style:style>
    <style:style style:name="P8" style:family="paragraph" style:parent-style-name="Heading_20_1">
      <style:text-properties officeooo:rsid="0026991b" officeooo:paragraph-rsid="001a9681"/>
    </style:style>
    <style:style style:name="P9" style:family="paragraph" style:parent-style-name="Heading_20_1">
      <style:text-properties fo:font-size="20pt" officeooo:rsid="00259dc9" officeooo:paragraph-rsid="001a9681" style:font-size-asian="20pt" style:font-size-complex="20pt"/>
    </style:style>
    <style:style style:name="P10" style:family="paragraph" style:parent-style-name="Heading_20_1">
      <style:text-properties fo:font-size="20pt" officeooo:paragraph-rsid="001a9681" style:font-size-asian="20pt" style:font-size-complex="20pt"/>
    </style:style>
    <style:style style:name="P11" style:family="paragraph" style:parent-style-name="Heading_20_1">
      <style:text-properties fo:font-size="20pt" officeooo:rsid="001fdca2" officeooo:paragraph-rsid="001a9681" style:font-size-asian="20pt" style:font-size-complex="20pt"/>
    </style:style>
    <style:style style:name="P12" style:family="paragraph" style:parent-style-name="Heading_20_1">
      <style:text-properties officeooo:paragraph-rsid="001a9681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in" fo:margin-bottom="0in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in" fo:margin-bottom="0in" style:contextual-spacing="false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paragraph-properties fo:margin-top="0in" fo:margin-bottom="0in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paragraph-properties fo:margin-top="0in" fo:margin-bottom="0in" style:contextual-spacing="false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paragraph-properties fo:margin-top="0in" fo:margin-bottom="0in" style:contextual-spacing="false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paragraph-properties fo:margin-top="0in" fo:margin-bottom="0in" style:contextual-spacing="false"/>
    </style:style>
    <style:style style:name="P25" style:family="paragraph" style:parent-style-name="Text_20_body" style:list-style-name="L7"/>
    <style:style style:name="P26" style:family="paragraph" style:parent-style-name="Text_20_body" style:list-style-name="L7">
      <style:paragraph-properties fo:margin-top="0in" fo:margin-bottom="0in" style:contextual-spacing="false"/>
    </style:style>
    <style:style style:name="P27" style:family="paragraph" style:parent-style-name="Text_20_body" style:list-style-name="L8"/>
    <style:style style:name="P28" style:family="paragraph" style:parent-style-name="Text_20_body" style:list-style-name="L8">
      <style:paragraph-properties fo:margin-top="0in" fo:margin-bottom="0in" style:contextual-spacing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229111" style:font-size-asian="20pt" style:font-size-complex="20pt"/>
    </style:style>
    <style:style style:name="T3" style:family="text">
      <style:text-properties fo:font-size="20pt" officeooo:rsid="001fdca2" style:font-size-asian="20pt" style:font-size-complex="20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font-weight="normal" officeooo:rsid="00259dc9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229111" style:font-size-asian="20pt" style:font-weight-asian="normal" style:font-size-complex="20pt" style:font-weight-complex="normal"/>
    </style:style>
    <style:style style:name="T7" style:family="text">
      <style:text-properties fo:font-size="20pt" fo:font-weight="normal" officeooo:rsid="001fdca2" style:font-size-asian="20pt" style:font-weight-asian="normal" style:font-size-complex="20pt" style:font-weight-complex="normal"/>
    </style:style>
    <style:style style:name="T8" style:family="text">
      <style:text-properties fo:font-size="20pt" fo:font-weight="normal" officeooo:rsid="001c4221" style:font-size-asian="20pt" style:font-weight-asian="normal" style:font-size-complex="20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9111" style:font-weight-asian="normal" style:font-weight-complex="normal"/>
    </style:style>
    <style:style style:name="T11" style:family="text">
      <style:text-properties fo:font-weight="normal" officeooo:rsid="001c4221" style:font-weight-asian="normal" style:font-weight-complex="normal"/>
    </style:style>
    <style:style style:name="T12" style:family="text">
      <style:text-properties fo:font-weight="normal" officeooo:rsid="001f440e" style:font-weight-asian="normal" style:font-weight-complex="normal"/>
    </style:style>
    <style:style style:name="T13" style:family="text">
      <style:text-properties fo:font-weight="normal" officeooo:rsid="00245d82" style:font-weight-asian="normal" style:font-weight-complex="normal"/>
    </style:style>
    <style:style style:name="T14" style:family="text">
      <style:text-properties officeooo:rsid="00229111"/>
    </style:style>
    <style:style style:name="T15" style:family="text">
      <style:text-properties officeooo:rsid="001e0490"/>
    </style:style>
    <style:style style:name="T16" style:family="text">
      <style:text-properties officeooo:rsid="0022eaa7"/>
    </style:style>
    <style:style style:name="T17" style:family="text">
      <style:text-properties fo:font-size="15pt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TY INSTITUTE OF INFORMATION TECHNOLOGY</text:p>
      <text:p text:style-name="P2"/>
      <text:p text:style-name="P2"/>
      <text:h text:style-name="P8" text:outline-level="1"><text:span text:style-name="T1">DEGREE: </text:span><text:span text:style-name="T4">Bachelor of Computer Science</text:span><text:span text:style-name="T9"> </text:span></text:h>
      <text:p text:style-name="P2"/>
      <text:h text:style-name="P9" text:outline-level="1">SEMESTER: <text:span text:style-name="T9">3</text:span></text:h>
      <text:p text:style-name="P1"><text:span text:style-name="T5"/></text:p>
      <text:h text:style-name="P10" text:outline-level="1"><text:span text:style-name="T14">COURSE CODE: </text:span><text:span text:style-name="T10">CSC-20</text:span><text:span text:style-name="T12">3</text:span></text:h>
      <text:p text:style-name="P1"><text:span text:style-name="T10"/></text:p>
      <text:h text:style-name="P12" text:outline-level="1" text:is-list-header="true"><text:span text:style-name="T2">COURSE TITLE: </text:span><text:span text:style-name="T8">Artificial Intelligence</text:span></text:h>
      <text:p text:style-name="P1"><text:span text:style-name="T6"/></text:p>
      <text:h text:style-name="P12" text:outline-level="1"><text:span text:style-name="T2">INSTRUCTOR NAME: </text:span><text:span text:style-name="T8">Dr. Ghulam Mustafa</text:span></text:h>
      <text:p text:style-name="P1"><text:span text:style-name="T10"/></text:p>
      <text:h text:style-name="P11" text:outline-level="1" text:is-list-header="true"><text:span text:style-name="T14">PROJECT </text:span>TITLE: <text:span text:style-name="T11">Arid </text:span><text:span text:style-name="T13">Buddy</text:span></text:h>
      <text:p text:style-name="P1"><text:span text:style-name="T7"/></text:p>
      <text:h text:style-name="P11" text:outline-level="1" text:is-list-header="true">GROUP MEMBERS:<text:span text:style-name="T3"/></text:h>
      <text:p text:style-name="P1"><text:span text:style-name="T3"/></text:p>
      <text:p text:style-name="P4">Zeeshan Abbas <text:s text:c="13"/>23-Arid-615</text:p>
      <text:p text:style-name="P5">M. <text:s/><text:span text:style-name="T15">Tayyab</text:span> <text:s text:c="19"/>23-Arid-<text:span text:style-name="T16">570</text:span></text:p>
      <text:p text:style-name="P7"><text:span text:style-name="T15">Amanullah </text:span><text:s text:c="19"/>23-Arid-<text:span text:style-name="T16">485</text:span></text:p>
      <text:p text:style-name="P7"><text:soft-page-break/><text:span text:style-name="Strong_20_Emphasis">Project Plan for Arid GPT - 8 Weeks</text:span></text:p>
      <text:p text:style-name="P7"><text:span text:style-name="Strong_20_Emphasis"/></text:p>
      <text:p text:style-name="P6"><text:span text:style-name="Strong_20_Emphasis"><text:span text:style-name="T17">Week 1: Requirements Gathering &amp; Planning</text:span></text:span></text:p>
      <text:list text:style-name="L1">
        <text:list-item>
          <text:p text:style-name="P14"><text:span text:style-name="Strong_20_Emphasis"><text:span text:style-name="T17">Objective</text:span></text:span><text:span text:style-name="T17">: Define technical and functional requirements.</text:span></text:p>
        </text:list-item>
        <text:list-item>
          <text:p text:style-name="P14"><text:span text:style-name="Strong_20_Emphasis"><text:span text:style-name="T17">Key Activities</text:span></text:span><text:span text:style-name="T17">: Identify features (Q&amp;A, chat, student assistance), decide platform (desktop or web), set up database (e.g., MySQL), plan API integration (e.g., OpenAI), and set milestones.</text:span></text:p>
        </text:list-item>
        <text:list-item>
          <text:p text:style-name="P13"><text:span text:style-name="Strong_20_Emphasis"><text:span text:style-name="T17">Deliverables</text:span></text:span><text:span text:style-name="T17">: Requirement document, platform decision, project roadmap.</text:span></text:p>
          <text:p text:style-name="P13"><text:span text:style-name="T17"/></text:p>
        </text:list-item>
      </text:list>
      <text:p text:style-name="Text_20_body"><text:span text:style-name="Strong_20_Emphasis"><text:span text:style-name="T17">Week 2: Design UI/UX &amp; System Architecture</text:span></text:span></text:p>
      <text:list text:style-name="L2">
        <text:list-item>
          <text:p text:style-name="P16"><text:span text:style-name="Strong_20_Emphasis"><text:span text:style-name="T17">Objective</text:span></text:span><text:span text:style-name="T17">: Design chatbot interface and backend architecture.</text:span></text:p>
        </text:list-item>
        <text:list-item>
          <text:p text:style-name="P16"><text:span text:style-name="Strong_20_Emphasis"><text:span text:style-name="T17">Key Activities</text:span></text:span><text:span text:style-name="T17">: Create UI mockups, define database schema, plan backend communication and API integration.</text:span></text:p>
        </text:list-item>
        <text:list-item>
          <text:p text:style-name="P15"><text:span text:style-name="Strong_20_Emphasis"><text:span text:style-name="T17">Deliverables</text:span></text:span><text:span text:style-name="T17">: Wireframes, architecture diagrams, database schema.</text:span></text:p>
          <text:p text:style-name="P15"><text:span text:style-name="T17"/></text:p>
        </text:list-item>
      </text:list>
      <text:p text:style-name="Text_20_body"><text:span text:style-name="Strong_20_Emphasis"><text:span text:style-name="T17">Week 3: Set Up the Development Environment</text:span></text:span></text:p>
      <text:list text:style-name="L3">
        <text:list-item>
          <text:p text:style-name="P18"><text:span text:style-name="Strong_20_Emphasis"><text:span text:style-name="T17">Objective</text:span></text:span><text:span text:style-name="T17">: Prepare coding environment.</text:span></text:p>
        </text:list-item>
        <text:list-item>
          <text:p text:style-name="P18"><text:span text:style-name="Strong_20_Emphasis"><text:span text:style-name="T17">Key Activities</text:span></text:span><text:span text:style-name="T17">: Install libraries, set up MySQL, build project structure, test connections.</text:span></text:p>
        </text:list-item>
        <text:list-item>
          <text:p text:style-name="P17"><text:span text:style-name="Strong_20_Emphasis"><text:span text:style-name="T17">Deliverables</text:span></text:span><text:span text:style-name="T17">: Working environment, database, and project skeleton.</text:span></text:p>
          <text:p text:style-name="P17"><text:span text:style-name="T17"/></text:p>
        </text:list-item>
      </text:list>
      <text:p text:style-name="Text_20_body"><text:span text:style-name="Strong_20_Emphasis"><text:span text:style-name="T17">Week 4: Backend Development (Basic Chat Logic)</text:span></text:span></text:p>
      <text:list text:style-name="L4">
        <text:list-item>
          <text:p text:style-name="P20"><text:span text:style-name="Strong_20_Emphasis"><text:span text:style-name="T17">Objective</text:span></text:span><text:span text:style-name="T17">: Implement core chat functionality.</text:span></text:p>
        </text:list-item>
        <text:list-item>
          <text:p text:style-name="P20"><text:span text:style-name="Strong_20_Emphasis"><text:span text:style-name="T17">Key Activities</text:span></text:span><text:span text:style-name="T17">: Develop input/output processing, integrate FAQ system, handle user sessions.</text:span></text:p>
        </text:list-item>
        <text:list-item>
          <text:p text:style-name="P19"><text:span text:style-name="Strong_20_Emphasis"><text:span text:style-name="T17">Deliverables</text:span></text:span><text:span text:style-name="T17">: Basic chatbot backend that responds to queries.</text:span></text:p>
          <text:p text:style-name="P19"><text:span text:style-name="T17"/></text:p>
        </text:list-item>
      </text:list>
      <text:p text:style-name="Text_20_body"><text:span text:style-name="Strong_20_Emphasis"><text:span text:style-name="T17">Week 5: Frontend Development (GUI)</text:span></text:span></text:p>
      <text:list text:style-name="L5">
        <text:list-item>
          <text:p text:style-name="P22"><text:span text:style-name="Strong_20_Emphasis"><text:span text:style-name="T17">Objective</text:span></text:span><text:span text:style-name="T17">: Build chatbot interface.</text:span></text:p>
        </text:list-item>
        <text:list-item>
          <text:p text:style-name="P22"><text:soft-page-break/><text:span text:style-name="Strong_20_Emphasis"><text:span text:style-name="T17">Key Activities</text:span></text:span><text:span text:style-name="T17">: Create chat UI using customtkinter, connect frontend with backend, add error handling.</text:span></text:p>
        </text:list-item>
        <text:list-item>
          <text:p text:style-name="P21"><text:span text:style-name="Strong_20_Emphasis"><text:span text:style-name="T17">Deliverables</text:span></text:span><text:span text:style-name="T17">: Functional GUI linked to the backend.</text:span></text:p>
          <text:p text:style-name="P21"><text:span text:style-name="T17"/></text:p>
        </text:list-item>
      </text:list>
      <text:p text:style-name="Text_20_body"><text:span text:style-name="Strong_20_Emphasis"><text:span text:style-name="T17">Week 6: Advanced Features &amp; Customization</text:span></text:span></text:p>
      <text:list text:style-name="L6">
        <text:list-item>
          <text:p text:style-name="P24"><text:span text:style-name="Strong_20_Emphasis"><text:span text:style-name="T17">Objective</text:span></text:span><text:span text:style-name="T17">: Add advanced functionality.</text:span></text:p>
        </text:list-item>
        <text:list-item>
          <text:p text:style-name="P24"><text:span text:style-name="Strong_20_Emphasis"><text:span text:style-name="T17">Key Activities</text:span></text:span><text:span text:style-name="T17">: Integrate GPT API, enhance user personalization, optional file uploads, refine UI.</text:span></text:p>
        </text:list-item>
        <text:list-item>
          <text:p text:style-name="P23"><text:span text:style-name="Strong_20_Emphasis"><text:span text:style-name="T17">Deliverables</text:span></text:span><text:span text:style-name="T17">: Chatbot with dynamic responses and improved UX.</text:span></text:p>
          <text:p text:style-name="P23"><text:span text:style-name="T17"/></text:p>
        </text:list-item>
      </text:list>
      <text:p text:style-name="Text_20_body"><text:span text:style-name="Strong_20_Emphasis"><text:span text:style-name="T17">Week 7: Testing &amp; Bug Fixing</text:span></text:span></text:p>
      <text:list text:style-name="L7">
        <text:list-item>
          <text:p text:style-name="P26"><text:span text:style-name="Strong_20_Emphasis"><text:span text:style-name="T17">Objective</text:span></text:span><text:span text:style-name="T17">: Test and optimize chatbot.</text:span></text:p>
        </text:list-item>
        <text:list-item>
          <text:p text:style-name="P26"><text:span text:style-name="Strong_20_Emphasis"><text:span text:style-name="T17">Key Activities</text:span></text:span><text:span text:style-name="T17">: Perform unit testing, gather feedback, fix bugs, optimize performance.</text:span></text:p>
        </text:list-item>
        <text:list-item>
          <text:p text:style-name="P25"><text:span text:style-name="Strong_20_Emphasis"><text:span text:style-name="T17">Deliverables</text:span></text:span><text:span text:style-name="T17">: Bug-free, optimized chatbot.</text:span></text:p>
          <text:p text:style-name="P25"><text:span text:style-name="T17"/></text:p>
        </text:list-item>
      </text:list>
      <text:p text:style-name="Text_20_body"><text:span text:style-name="Strong_20_Emphasis"><text:span text:style-name="T17">Week 8: Deployment &amp; Documentation</text:span></text:span></text:p>
      <text:list text:style-name="L8">
        <text:list-item>
          <text:p text:style-name="P28"><text:span text:style-name="Strong_20_Emphasis"><text:span text:style-name="T17">Objective</text:span></text:span><text:span text:style-name="T17">: Deploy chatbot and provide documentation.</text:span></text:p>
        </text:list-item>
        <text:list-item>
          <text:p text:style-name="P28"><text:span text:style-name="Strong_20_Emphasis"><text:span text:style-name="T17">Key Activities</text:span></text:span><text:span text:style-name="T17">: Deploy on server or package as executable, write documentation, set up monitoring.</text:span></text:p>
        </text:list-item>
        <text:list-item>
          <text:p text:style-name="P27"><text:span text:style-name="Strong_20_Emphasis"><text:span text:style-name="T17">Deliverables</text:span></text:span><text:span text:style-name="T17">: Deployed chatbot and complete documentation.</text:span></text:p>
        </text:list-item>
      </text:list>
      <text:p text:style-name="P6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5:13:30.370000000</meta:creation-date>
    <meta:generator>LibreOffice/24.2.5.2$Windows_X86_64 LibreOffice_project/bffef4ea93e59bebbeaf7f431bb02b1a39ee8a59</meta:generator>
    <dc:date>2024-10-19T11:03:38.822000000</dc:date>
    <meta:editing-duration>PT19M48S</meta:editing-duration>
    <meta:editing-cycles>10</meta:editing-cycles>
    <meta:document-statistic meta:table-count="0" meta:image-count="0" meta:object-count="0" meta:page-count="3" meta:paragraph-count="51" meta:word-count="335" meta:character-count="2416" meta:non-whitespace-character-count="2103"/>
  </office:meta>
</office:document-meta>
</file>